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f103" officeooo:paragraph-rsid="001ef103"/>
    </style:style>
    <style:style style:name="P2" style:family="paragraph" style:parent-style-name="Standard">
      <style:text-properties officeooo:rsid="00200ff8" officeooo:paragraph-rsid="00200ff8"/>
    </style:style>
    <style:style style:name="P3" style:family="paragraph" style:parent-style-name="Standard">
      <style:text-properties officeooo:rsid="00219e60" officeooo:paragraph-rsid="00219e60"/>
    </style:style>
    <style:style style:name="P4" style:family="paragraph" style:parent-style-name="Standard">
      <style:text-properties officeooo:rsid="0024c622" officeooo:paragraph-rsid="0024c622"/>
    </style:style>
    <style:style style:name="P5" style:family="paragraph" style:parent-style-name="Standard">
      <style:text-properties officeooo:rsid="0026b426" officeooo:paragraph-rsid="0026b426"/>
    </style:style>
    <style:style style:name="T1" style:family="text">
      <style:text-properties officeooo:rsid="00219e60"/>
    </style:style>
    <style:style style:name="T2" style:family="text">
      <style:text-properties officeooo:rsid="002322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1</text:p>
      <text:p text:style-name="P1">1) b</text:p>
      <text:p text:style-name="P2">2) a</text:p>
      <text:p text:style-name="P2">3) <text:span text:style-name="T1">b</text:span></text:p>
      <text:p text:style-name="P3">4) <text:span text:style-name="T2">c</text:span></text:p>
      <text:p text:style-name="P3"/>
      <text:p text:style-name="P4">Ex2</text:p>
      <text:p text:style-name="P4">1) a</text:p>
      <text:p text:style-name="P5">2) 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30T15:56:41.462441093</meta:creation-date>
    <dc:date>2020-09-30T16:05:39.355882781</dc:date>
    <meta:editing-duration>PT8M56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4" meta:character-count="30" meta:non-whitespace-character-count="24"/>
  </office:meta>
</office:document-meta>
</file>